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draw:fill="none" fo:min-height="0.258cm"/>
      <style:paragraph-properties style:writing-mode="lr-tb"/>
    </style:style>
    <style:style style:name="gr16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7" style:family="graphic" style:parent-style-name="standard">
      <style:graphic-properties fo:background-color="#f3f3f3"/>
    </style:style>
    <style:style style:name="gr18" style:family="graphic" style:parent-style-name="standard">
      <style:graphic-properties fo:background-color="#e4e1e1" fo:border="solid"/>
    </style:style>
    <style:style style:name="gr19" style:family="graphic" style:parent-style-name="standard">
      <style:graphic-properties fo:border="solid"/>
    </style:style>
    <style:style style:name="gr20" style:family="graphic" style:parent-style-name="standard">
      <style:graphic-properties fo:border="none"/>
    </style:style>
    <style:style style:name="gr21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fo:background-color="#f3f3f3" fo:border="solid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gr29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.457cm" fo:margin-bottom="0.102cm"/>
      <style:text-properties style:font-name="Arial"/>
    </style:style>
    <style:style style:name="P16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loext:graphic-properties draw:fill="none" draw:fill-color="#ffffff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information collected in this form will be kept confidential and will be used to help us provide services that best meet your </text:span><text:span text:style-name="T5">employment-related needs Please note that all fields marked with on asterisk (*) are required; all other information con be considered </text:span><text:span text:style-name="T5">optional. We appreciate your efforts to fill out this form as completely as possible Thank you for your cooperat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initial here if you would like us to share this form with San Francisco Human Services Agency to 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y for additional benefits and services such as cash aid, CalFresh, CalWORKs, and Medi-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</text:span><text:span text:style-name="T8"> Informati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15" draw:text-style-name="P16" draw:layer="controls" svg:width="3.393cm" svg:height="0.645cm" svg:x="0.782cm" svg:y="10.811cm">
          <draw:text-box>
            <text:p text:style-name="P15"><text:span text:style-name="T11">Second</text:span><text:span text:style-name="T11">ary </text:span><text:span text:style-name="T9">Phone:</text:span></text:p>
          </draw:text-box>
        </draw:frame>
        <draw:line draw:style-name="gr16" draw:text-style-name="P1" draw:layer="controls" svg:x1="4.048cm" svg:y1="11.338cm" svg:x2="10.144cm" svg:y2="11.338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7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8" draw:text-style-name="P18" draw:layer="controls" svg:width="5.588cm" svg:height="0.508cm" svg:x="2.524cm" svg:y="8.874cm" draw:control="control15"/>
        <draw:control draw:style-name="gr19" draw:text-style-name="P18" draw:layer="controls" svg:width="6.096cm" svg:height="0.508cm" svg:x="4.048cm" svg:y="9.798cm" draw:control="control16"/>
        <draw:control draw:style-name="gr20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20" draw:text-style-name="P19" draw:layer="controls" svg:width="6.096cm" svg:height="0.432cm" svg:x="4.111cm" svg:y="10.881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1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.555cm" svg:height="0.569cm" svg:x="4.16cm" svg:y="2.287cm">
          <draw:text-box>
            <text:p text:style-name="P23"><text:span text:style-name="T12">Admin Use Only</text:span></text:p>
          </draw:text-box>
        </draw:frame>
        <draw:control draw:style-name="gr20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4" draw:text-style-name="P19" draw:layer="controls" svg:width="6.35cm" svg:height="0.51cm" svg:x="3.54cm" svg:y="2.783cm" draw:control="control24"/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5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3" draw:text-style-name="P26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16" draw:text-style-name="P1" draw:layer="controls" svg:x1="4.046cm" svg:y1="12.253cm" svg:x2="20.59cm" svg:y2="12.252cm">
          <text:p/>
        </draw:line>
        <draw:control draw:style-name="gr20" draw:text-style-name="P27" draw:layer="controls" svg:width="16.544cm" svg:height="0.508cm" svg:x="4.148cm" svg:y="11.777cm" draw:control="control52"/>
        <draw:frame draw:style-name="gr26" draw:text-style-name="P6" draw:layer="controls" svg:width="4.347cm" svg:height="0.645cm" svg:x="0.78cm" svg:y="12.555cm">
          <draw:text-box>
            <text:p><text:span text:style-name="T13">S</text:span><text:span text:style-name="T13">o</text:span><text:span text:style-name="T13">c</text:span><text:span text:style-name="T13">i</text:span><text:span text:style-name="T13">a</text:span><text:span text:style-name="T13">l</text:span><text:span text:style-name="T13"> </text:span><text:span text:style-name="T13">S</text:span><text:span text:style-name="T13">e</text:span><text:span text:style-name="T13">c</text:span><text:span text:style-name="T13">u</text:span><text:span text:style-name="T13">r</text:span><text:span text:style-name="T13">i</text:span><text:span text:style-name="T13">t</text:span><text:span text:style-name="T13">y</text:span><text:span text:style-name="T13"> </text:span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*</text:span></text:p>
          </draw:text-box>
        </draw:frame>
        <draw:line draw:style-name="gr16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te/</text:span><text:span text:style-name="T2">Emergenc</text:span><text:span text:style-name="T2">y Contact </text:span><text:span text:style-name="T2">Info. <text:s text:c="4"/></text:span><text:span text:style-name="T2">Name</text:span></text:p>
          </draw:text-box>
        </draw:frame>
        <draw:line draw:style-name="gr16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6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6" draw:text-style-name="P1" draw:layer="controls" svg:x1="18.891cm" svg:y1="13.105cm" svg:x2="20.593cm" svg:y2="13.105cm">
          <text:p/>
        </draw:line>
        <draw:line draw:style-name="gr16" draw:text-style-name="P1" draw:layer="controls" svg:x1="16.792cm" svg:y1="13.105cm" svg:x2="18.543cm" svg:y2="13.105cm">
          <text:p/>
        </draw:line>
        <draw:line draw:style-name="gr16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  <draw:line draw:style-name="gr29" draw:text-style-name="P17" draw:layer="controls" svg:x1="7.667cm" svg:y1="15.604cm" svg:x2="5.762cm" svg:y2="11.47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32:11.605258284</dc:date>
    <meta:editing-duration>PT9H4M5S</meta:editing-duration>
    <meta:editing-cycles>119</meta:editing-cycles>
    <meta:document-statistic meta:object-count="124"/>
  </office:meta>
</office:document-meta>
</file>